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2.106cm" fo:break-before="auto" style:use-optimal-row-height="true"/>
    </style:style>
    <style:style style:name="ro8" style:family="table-row">
      <style:table-row-properties style:row-height="1.111cm" fo:break-before="auto" style:use-optimal-row-height="true"/>
    </style:style>
    <style:style style:name="ro9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5-19_12-30-12_000.jpg</text:p>
          </table:table-cell>
          <table:table-cell table:style-name="ce20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87341 E-139-34-49.379882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5-19_18-10-40_000.jpg</text:p>
          </table:table-cell>
          <table:table-cell table:style-name="ce20" office:value-type="string">
            <text:p>:m RES #*# / free# JVEMV6 70#_76:s-3 (1,2は、programming) / 70. CO2 (lang=cn) / w=烯酯;丙烯;有机胺；乙醇胺；胺基；羟基,other=~,think~,doc=r-21-4~2#3</text:p>
          </table:table-cell>
          <table:table-cell table:style-name="ce4"/>
          <table:table-cell table:style-name="ce4"/>
          <table:table-cell table:style-name="ce4" office:value-type="string">
            <text:p>N-35-35-28.587341 E-139-34-49.434814</text:p>
          </table:table-cell>
          <table:table-cell table:style-name="ce38" table:formula="of:=IF([.E3]=&quot;&quot;;[.C3];CONCATENATE([.C3];&quot; / &quot;;[.E3]))" office:value-type="string" office:string-value=":m RES #*# / free# JVEMV6 70#_76:s-3 (1,2は、programming) / 70. CO2 (lang=cn) / w=烯酯;丙烯;有机胺；乙醇胺；胺基；羟基,other=~,think~,doc=r-21-4~2#3">
            <text:p>:m RES #*# / free# JVEMV6 70#_76:s-3 (1,2は、programming) / 70. CO2 (lang=cn) / w=烯酯;丙烯;有机胺；乙醇胺；胺基；羟基,other=~,think~,doc=r-21-4~2#3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5-19_21-00-44_000.jpg</text:p>
          </table:table-cell>
          <table:table-cell table:style-name="ce20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573608 E-139-34-49.544677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5-19_22-42-12_000.jpg</text:p>
          </table:table-cell>
          <table:table-cell table:style-name="ce20" office:value-type="string">
            <text:p>:PHOTO 記録 / 経過記録；作ったもの / food=焼酎漬け / material=ニンニク：１玉；liquor=麦焼酎：300ml,time=~,container=silver-cap-large / type=~,other=~,id=2021-05-14_23-26-03_000.jpg</text:p>
          </table:table-cell>
          <table:table-cell table:style-name="ce17"/>
          <table:table-cell table:style-name="ce4"/>
          <table:table-cell table:style-name="ce4" office:value-type="string">
            <text:p>N-35-35-28.779602 E-139-34-49.050292</text:p>
          </table:table-cell>
          <table:table-cell table:style-name="ce38" table:formula="of:=IF([.E5]=&quot;&quot;;[.C5];CONCATENATE([.C5];&quot; / &quot;;[.E5]))" office:value-type="string" office:string-value=":PHOTO 記録 / 経過記録；作ったもの / food=焼酎漬け / material=ニンニク：１玉；liquor=麦焼酎：300ml,time=~,container=silver-cap-large / type=~,other=~,id=2021-05-14_23-26-03_000.jpg">
            <text:p>:PHOTO 記録 / 経過記録；作ったもの / food=焼酎漬け / material=ニンニク：１玉；liquor=麦焼酎：300ml,time=~,container=silver-cap-large / type=~,other=~,id=2021-05-14_23-26-03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5-20_08-59-12_000.jpg</text:p>
          </table:table-cell>
          <table:table-cell table:style-name="ce17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573608 E-139-34-49.379882</text:p>
          </table:table-cell>
          <table:table-cell table:style-name="ce38" table:formula="of:=IF([.E6]=&quot;&quot;;[.C6];CONCATENATE([.C6];&quot; / &quot;;[.E6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5-20_09-00-17_000.jpg</text:p>
          </table:table-cell>
          <table:table-cell table:style-name="ce19" office:value-type="string">
            <text:p>:m 1*1 RES / JVEMV6 64#73_?? / 『中庸』 明治書院 / p.202 / w:~,topic:~ / memo=私欲を去って心中精妙…明智を得る ||| :m :th / topic=CO2固定 / content=世の人がそれぞれの「性」に従って歩むことに比べれば、枝葉の話し</text:p>
          </table:table-cell>
          <table:table-cell table:style-name="ce19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8" table:formula="of:=IF([.E7]=&quot;&quot;;[.C7];CONCATENATE([.C7];&quot; / &quot;;[.E7]))" office:value-type="string" office:string-value=":m 1*1 RES / JVEMV6 64#73_?? / 『中庸』 明治書院 / p.202 / w:~,topic:~ / memo=私欲を去って心中精妙…明智を得る ||| :m :th / topic=CO2固定 / content=世の人がそれぞれの「性」に従って歩むことに比べれば、枝葉の話し">
            <text:p>:m 1*1 RES / JVEMV6 64#73_?? / 『中庸』 明治書院 / p.202 / w:~,topic:~ / memo=私欲を去って心中精妙…明智を得る ||| :m :th / topic=CO2固定 / content=世の人がそれぞれの「性」に従って歩むことに比べれば、枝葉の話し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8]=&quot;&quot;;[.C8];CONCATENATE([.C8];&quot; / &quot;;[.E8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8" table:formula="of:=IF([.E9]=&quot;&quot;;[.C9];CONCATENATE([.C9];&quot; / &quot;;[.E9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0]=&quot;&quot;;[.C10];CONCATENATE([.C10];&quot; / &quot;;[.E10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1]=&quot;&quot;;[.C11];CONCATENATE([.C11];&quot; / &quot;;[.E11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2]=&quot;&quot;;[.C12];CONCATENATE([.C12];&quot; / &quot;;[.E12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3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4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5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4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4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4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8">
            <text:p>38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6">
            <text:p>6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2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51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51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51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51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51X-XX / loc=XX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5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8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9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4" table:number-rows-repeated="2651">
          <table:table-cell table:number-columns-repeated="1024"/>
        </table:table-row>
        <table:table-row table:style-name="ro4">
          <table:table-cell/>
          <table:table-cell/>
          <table:table-cell table:number-columns-repeated="1022"/>
        </table:table-row>
        <table:table-row table:style-name="ro4" table:number-rows-repeated="1045563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20">2021/05/20</text:date>, <text:time>09:58:5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5-20T09:58:51.14</dc:date>
    <dc:creator>iwabuchi ken</dc:creator>
    <meta:editing-duration>P33DT14H17M58S</meta:editing-duration>
    <meta:editing-cycles>12470</meta:editing-cycles>
    <meta:document-statistic meta:table-count="1" meta:cell-count="338" meta:object-count="0"/>
  </office:meta>
</office:document-meta>
</file>